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13" style:family="table-column">
      <style:table-column-properties fo:break-before="auto" style:column-width="1.5362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9047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transparent_5f_crypto">
      <style:table-cell-properties fo:background-color="transparent"/>
    </style:style>
    <style:style style:name="ce11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ffffff"/>
    </style:style>
    <style:style style:name="ce103" style:family="table-cell" style:parent-style-name="Default">
      <style:table-cell-properties fo:background-color="#b2b2b2"/>
      <style:text-properties style:font-name="Liberation Sans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transparent_5f_crypto">
      <style:table-cell-properties fo:background-color="transparent"/>
      <style:text-properties style:font-name="Liberation Sans"/>
    </style:style>
    <style:style style:name="ce124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5" style:family="table-cell" style:parent-style-name="Default">
      <style:table-cell-properties fo:background-color="transparent"/>
      <style:text-properties style:font-name="Liberation Sans"/>
    </style:style>
    <style:style style:name="ce126" style:family="table-cell" style:parent-style-name="Default"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alt_5f_default">
      <style:table-cell-properties fo:background-color="transparent"/>
      <style:text-properties style:font-name="Liberation Sans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1" style:family="table-cell" style:parent-style-name="highlighted_5f_fiat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fiat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1" style:family="table-cell" style:parent-style-name="transparent_5f_fiat">
      <style:table-cell-properties fo:background-color="transparent"/>
      <style:text-properties style:font-name="Liberation Sans"/>
    </style:style>
    <style:style style:name="ce172" style:family="table-cell" style:parent-style-name="transparent_5f_fiat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taxable_5f_event_5f_fiat">
      <style:table-cell-properties fo:background-color="transparent"/>
      <style:text-properties style:font-name="Liberation Sans"/>
    </style:style>
    <style:style style:name="ce201" style:family="table-cell" style:parent-style-name="taxable_5f_event_5f_alt_5f_fiat">
      <style:table-cell-properties fo:background-color="transparent"/>
      <style:text-properties style:font-name="Liberation Sans"/>
    </style:style>
    <style:style style:name="ce202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07" style:family="table-cell" style:parent-style-name="from_5f_lot_5f_percent">
      <style:table-cell-properties fo:background-color="transparent"/>
      <style:text-properties style:font-name="Liberation Sans"/>
    </style:style>
    <style:style style:name="ce208" style:family="table-cell" style:parent-style-name="from_5f_lot_5f_alt_5f_percent">
      <style:table-cell-properties fo:background-color="transparent"/>
      <style:text-properties style:font-name="Liberation Sans"/>
    </style:style>
    <style:style style:name="ce2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from_5f_lot_5f_border_5f_fiat">
      <style:table-cell-properties fo:background-color="transparent" fo:border="none"/>
      <style:text-properties style:font-name="Liberation Sans"/>
    </style:style>
    <style:style style:name="ce212" style:family="table-cell" style:parent-style-name="from_5f_lot_5f_fiat">
      <style:table-cell-properties fo:background-color="transparent"/>
      <style:text-properties style:font-name="Liberation Sans"/>
    </style:style>
    <style:style style:name="ce213" style:family="table-cell" style:parent-style-name="from_5f_lot_5f_alt_5f_fiat">
      <style:table-cell-properties fo:background-color="transparent"/>
      <style:text-properties style:font-name="Liberation Sans"/>
    </style:style>
    <style:style style:name="ce2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73" style:family="table-cell" style:parent-style-name="Default">
      <style:table-cell-properties fo:background-color="#ffffff" fo:border="none"/>
      <style:text-properties style:font-name="Liberation Sans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ffff"/>
      <style:text-properties style:font-name="Liberation Sans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233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236" style:family="table-cell" style:parent-style-name="Default">
      <style:table-cell-properties fo:background-color="#ffffff"/>
    </style:style>
    <style:style style:name="ce4" style:family="table-cell" style:parent-style-name="header_5f_default">
      <style:table-cell-properties fo:background-color="transparent"/>
    </style:style>
    <style:style style:name="ce6" style:family="table-cell" style:parent-style-name="Default">
      <style:table-cell-properties fo:background-color="transparent"/>
    </style:style>
    <style:style style:name="ce9" style:family="table-cell" style:parent-style-name="transparent_5f_default">
      <style:table-cell-properties fo:background-color="transparent"/>
    </style:style>
    <style:style style:name="ce2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2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transparent_5f_crypto">
      <style:table-cell-properties fo:background-color="transparent"/>
      <style:text-properties style:font-name="Liberation Sans"/>
    </style:style>
    <style:style style:name="ce2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53" style:family="table-cell" style:parent-style-name="Default">
      <style:table-cell-properties fo:background-color="transparent"/>
      <style:text-properties style:font-name="Liberation Sans"/>
    </style:style>
    <style:style style:name="ce254" style:family="table-cell" style:parent-style-name="Default">
      <style:text-properties style:font-name="Liberation Sans"/>
    </style:style>
    <style:style style:name="ce255" style:family="table-cell" style:parent-style-name="transparent_5f_default">
      <style:table-cell-properties fo:background-color="transparent"/>
      <style:text-properties style:font-name="Liberation Sans"/>
    </style:style>
    <style:style style:name="ce2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3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264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265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266" style:family="table-cell" style:parent-style-name="from_5f_lot_5f_default">
      <style:table-cell-properties fo:background-color="transparent"/>
      <style:text-properties style:font-name="Liberation Sans"/>
    </style:style>
    <style:style style:name="ce267" style:family="table-cell" style:parent-style-name="from_5f_lot_5f_alt_5f_default">
      <style:table-cell-properties fo:background-color="transparent"/>
      <style:text-properties style:font-name="Liberation Sans"/>
    </style:style>
    <style:style style:name="ce2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taxable_5f_event_5f_default">
      <style:table-cell-properties fo:background-color="transparent"/>
      <style:text-properties style:font-name="Liberation Sans"/>
    </style:style>
    <style:style style:name="ce2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77" style:family="table-cell" style:parent-style-name="taxable_5f_event_5f_alt_5f_default">
      <style:table-cell-properties fo:background-color="transparent"/>
      <style:text-properties style:font-name="Liberation Sans"/>
    </style:style>
    <style:style style:name="ce2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highlighted_5f_fiat">
      <style:table-cell-properties fo:background-color="transparent"/>
      <style:text-properties style:font-name="Liberation Sans"/>
    </style:style>
    <style:style style:name="ce2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28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8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2" style:family="table-cell" style:parent-style-name="Default">
      <style:table-cell-properties fo:background-color="transparent" fo:border="none"/>
      <style:text-properties style:font-name="Liberation Sans"/>
    </style:style>
    <style:style style:name="ce29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9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9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6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9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300" style:family="table-cell" style:parent-style-name="transparent_5f_fiat">
      <style:table-cell-properties fo:background-color="transparent"/>
      <style:text-properties style:font-name="Liberation Sans"/>
    </style:style>
    <style:style style:name="ce301" style:family="table-cell" style:parent-style-name="transparent_5f_fiat">
      <style:table-cell-properties fo:background-color="transparent" fo:border="none"/>
      <style:text-properties style:font-name="Liberation Sans"/>
    </style:style>
    <style:style style:name="ce302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303" style:family="table-cell" style:parent-style-name="Default">
      <style:table-cell-properties fo:background-color="#ffffff" fo:border="none"/>
      <style:text-properties style:font-name="Liberation Sans"/>
    </style:style>
    <style:style style:name="ce3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1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15" style:family="table-cell" style:parent-style-name="Default">
      <style:table-cell-properties fo:background-color="#ffffff"/>
      <style:text-properties style:font-name="Liberation Sans"/>
    </style:style>
    <style:style style:name="ce316" style:family="table-cell" style:parent-style-name="Default">
      <style:table-cell-properties fo:background-color="#b2b2b2" fo:border="none"/>
      <style:text-properties style:font-name="Liberation Sans"/>
    </style:style>
    <style:style style:name="ce31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21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322" style:family="table-cell" style:parent-style-name="from_5f_lot_5f_note_5f_default">
      <style:table-cell-properties fo:background-color="transparent"/>
      <style:text-properties style:font-name="Liberation Sans"/>
    </style:style>
    <style:style style:name="ce323" style:family="table-cell" style:parent-style-name="Default">
      <style:table-cell-properties fo:background-color="#b2b2b2"/>
      <style:text-properties style:font-name="Liberation Sans"/>
    </style:style>
    <style:style style:name="ce324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2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2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2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30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1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2" style:family="table-cell" style:parent-style-name="taxable_5f_event_5f_fiat">
      <style:table-cell-properties fo:background-color="transparent"/>
      <style:text-properties style:font-name="Liberation Sans"/>
    </style:style>
    <style:style style:name="ce333" style:family="table-cell" style:parent-style-name="taxable_5f_event_5f_alt_5f_fiat">
      <style:table-cell-properties fo:background-color="transparent"/>
      <style:text-properties style:font-name="Liberation Sans"/>
    </style:style>
    <style:style style:name="ce334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35" style:family="table-cell" style:parent-style-name="Default">
      <style:text-properties style:font-name="Liberation Sans" fo:font-weight="normal" style:font-weight-asian="normal" style:font-weight-complex="normal"/>
    </style:style>
    <style:style style:name="ce336" style:family="table-cell" style:parent-style-name="taxable_5f_event_5f_note_5f_default">
      <style:table-cell-properties fo:background-color="transparent"/>
      <style:text-properties style:font-name="Liberation Sans"/>
    </style:style>
    <style:style style:name="ce337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38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339" style:family="table-cell" style:parent-style-name="from_5f_lot_5f_percent">
      <style:table-cell-properties fo:background-color="transparent"/>
      <style:text-properties style:font-name="Liberation Sans"/>
    </style:style>
    <style:style style:name="ce340" style:family="table-cell" style:parent-style-name="from_5f_lot_5f_alt_5f_percent">
      <style:table-cell-properties fo:background-color="transparent"/>
      <style:text-properties style:font-name="Liberation Sans"/>
    </style:style>
    <style:style style:name="ce341" style:family="table-cell" style:parent-style-name="from_5f_lot_5f_border_5f_fiat">
      <style:table-cell-properties fo:background-color="transparent" fo:border="none"/>
      <style:text-properties style:font-name="Liberation Sans"/>
    </style:style>
    <style:style style:name="ce342" style:family="table-cell" style:parent-style-name="from_5f_lot_5f_fiat">
      <style:table-cell-properties fo:background-color="transparent"/>
      <style:text-properties style:font-name="Liberation Sans"/>
    </style:style>
    <style:style style:name="ce343" style:family="table-cell" style:parent-style-name="from_5f_lot_5f_alt_5f_fiat">
      <style:table-cell-properties fo:background-color="transparent"/>
      <style:text-properties style:font-name="Liberation Sans"/>
    </style:style>
    <style:style style:name="ce3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4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ce4"/>
        <table:table-column table:style-name="co39" table:default-cell-style-name="ce6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4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4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9"/>
          <table:table-cell/>
        </table:table-row>
        <table:table-row table:style-name="ro2">
          <table:table-cell table:style-name="ce14"/>
          <table:table-cell table:style-name="ce9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ce236"/>
          <table:table-cell table:style-name="Default"/>
          <table:table-cell/>
        </table:table-row>
        <table:table-row table:style-name="ro5">
          <table:table-cell table:style-name="header_5f_default" office:value-type="string" calcext:value-type="string">
            <text:p>Sheets / Transaction Categories</text:p>
          </table:table-cell>
          <table:table-cell table:style-name="ce14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Gifts</text:p>
          </table:table-cell>
          <table:table-cell/>
        </table:table-row>
        <table:table-row table:style-name="ro5">
          <table:table-cell table:style-name="header_5f_default"/>
          <table:table-cell table:style-name="ce14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9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from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6"/>
          <table:table-cell/>
          <table:table-cell/>
        </table:table-row>
        <table:table-row table:style-name="ro2">
          <table:table-cell table:style-name="ce6"/>
          <table:table-cell/>
          <table:table-cell/>
        </table:table-row>
      </table:table>
      <table:table table:name="Airdrops" table:style-name="ta1">
        <table:table-column table:style-name="co20" table:default-cell-style-name="ce254"/>
        <table:table-column table:style-name="co21" table:default-cell-style-name="ce254"/>
        <table:table-column table:style-name="co22" table:visibility="collapse" table:default-cell-style-name="ce254"/>
        <table:table-column table:style-name="co23" table:default-cell-style-name="ce254"/>
        <table:table-column table:style-name="co13" table:visibility="collapse" table:default-cell-style-name="ce254"/>
        <table:table-column table:style-name="co24" table:visibility="collapse" table:default-cell-style-name="ce254"/>
        <table:table-column table:style-name="co25" table:visibility="collapse" table:default-cell-style-name="ce253"/>
        <table:table-column table:style-name="co26" table:visibility="collapse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visibility="collapse" table:default-cell-style-name="ce254"/>
        <table:table-column table:style-name="co29" table:visibility="collapse" table:default-cell-style-name="ce254"/>
        <table:table-column table:style-name="co30" table:visibility="collapse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Airdrops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14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9"/>
          <table:table-cell table:style-name="ce270"/>
          <table:table-cell table:style-name="ce279"/>
          <table:table-cell table:style-name="ce278"/>
          <table:table-cell table:style-name="ce278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258"/>
          <table:table-cell table:style-name="ce278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260"/>
          <table:table-cell table:style-name="ce271" office:value-type="string" calcext:value-type="string">
            <text:p>Date acquired</text:p>
          </table:table-cell>
          <table:table-cell table:style-name="ce280"/>
          <table:table-cell table:style-name="ce288"/>
          <table:table-cell table:style-name="ce278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acquir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/>
          <table:table-cell table:style-name="ce290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17</text:p>
          </table:table-cell>
          <table:table-cell table:style-name="taxable_event_note_border_fiat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000.0" office:value-type="float"/>
          <table:table-cell table:style-name="taxable_event_note_border_default" office:value-type="string">
            <text:p>IN / AIRDROP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1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02-01 11:1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AIRDROP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Capital Gain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9" table:number-rows-spanned="1">
            <text:p>Crypto Capital Gains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sold or disposed of</text:p>
          </table:table-cell>
          <table:table-cell table:style-name="ce348" office:value-type="string" calcext:value-type="string">
            <text:p>Proceeds (sales price)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Sol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sold or disposed of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/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2</text:p>
          </table:table-cell>
          <table:table-cell table:style-name="from_lot_note_border_default" office:value-type="string">
            <text:p>01/01/2016</text:p>
          </table:table-cell>
          <table:table-cell table:style-name="taxable_event_note_border_default" office:value-type="string">
            <text:p>01/11/2016</text:p>
          </table:table-cell>
          <table:table-cell table:style-name="taxable_event_note_border_fiat" office:value="2240.0" office:value-type="float"/>
          <table:table-cell table:style-name="from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from_lot_note_border_default" office:value-type="string">
            <text:p>1/2: 0.20000000 of 1.00000000 B2</text:p>
          </table:table-cell>
          <table:table-cell table:style-name="taxable_event_note_border_default" office:value-type="string">
            <text:p>1/1: 0.20000000 of 0.20000000 B2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11 11:1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8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9760.0" office:value-type="float"/>
          <table:table-cell table:style-name="from_lot_note_fiat" office:value="88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8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2/2: 0.80000000 of 1.00000000 B2</text:p>
          </table:table-cell>
          <table:table-cell table:style-name="taxable_event_note_default" office:value-type="string">
            <text:p>1/2: 0.80000000 of 1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7-02-11 19:5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2440.0" office:value-type="float"/>
          <table:table-cell table:style-name="from_lot_note_fiat" office:value="2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2: 0.20000000 of 2.00000000 B2</text:p>
          </table:table-cell>
          <table:table-cell table:style-name="taxable_event_note_default" office:value-type="string">
            <text:p>2/2: 0.20000000 of 1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4</text:p>
          </table:table-cell>
          <table:table-cell table:style-name="from_lot_note_border_default" office:value-type="string">
            <text:p>01/01/2016</text:p>
          </table:table-cell>
          <table:table-cell table:style-name="taxable_event_note_border_default" office:value-type="string">
            <text:p>01/11/2016</text:p>
          </table:table-cell>
          <table:table-cell table:style-name="taxable_event_note_border_fiat" office:value="2240.0" office:value-type="float"/>
          <table:table-cell table:style-name="from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from_lot_note_border_default" office:value-type="string">
            <text:p>1/3: 0.20000000 of 1.00000000 B4</text:p>
          </table:table-cell>
          <table:table-cell table:style-name="taxable_event_note_border_default" office:value-type="string">
            <text:p>1/1: 0.20000000 of 0.20000000 B4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11 11:1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9638.0" office:value-type="float"/>
          <table:table-cell table:style-name="from_lot_note_fiat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69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3/3: 0.79000000 of 1.00000000 B4</text:p>
          </table:table-cell>
          <table:table-cell table:style-name="taxable_event_note_default" office:value-type="string">
            <text:p>1/2: 0.79000000 of 1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7-02-11 19:5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2562.0" office:value-type="float"/>
          <table:table-cell table:style-name="from_lot_note_fiat" office:value="25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2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2: 0.21000000 of 2.00000000 B4</text:p>
          </table:table-cell>
          <table:table-cell table:style-name="taxable_event_note_default" office:value-type="string">
            <text:p>2/2: 0.21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354" office:value-type="string" calcext:value-type="string" table:number-columns-spanned="9" table:number-rows-spanned="1">
            <text:p>Crypto Donations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Default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donated</text:p>
          </table:table-cell>
          <table:table-cell table:style-name="ce348" office:value-type="string" calcext:value-type="string">
            <text:p>Proceeds (price at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Donat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donat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 office:value-type="string" calcext:value-type="string">
            <text:p>time of donation)</text:p>
          </table:table-cell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54197.0" office:value-type="float"/>
          <table:table-cell table:style-name="from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2: 3.79000000 of 4.00000000 B2</text:p>
          </table:table-cell>
          <table:table-cell table:style-name="taxable_event_note_default" office:value-type="string">
            <text:p>1/1: 3.79000000 of 3.79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54197.0" office:value-type="float"/>
          <table:table-cell table:style-name="from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2: 3.79000000 of 4.00000000 B4</text:p>
          </table:table-cell>
          <table:table-cell table:style-name="taxable_event_note_default" office:value-type="string">
            <text:p>1/1: 3.79000000 of 3.79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9" table:number-rows-spanned="1">
            <text:p>Crypto Gifts</text:p>
          </table:table-cell>
          <table:covered-table-cell table:style-name="ce243"/>
          <table:covered-table-cell table:style-name="ce258"/>
          <table:covered-table-cell table:style-name="Default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gifted</text:p>
          </table:table-cell>
          <table:table-cell table:style-name="ce348" office:value-type="string" calcext:value-type="string">
            <text:p>Proceeds (price at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Gift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gift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 office:value-type="string" calcext:value-type="string">
            <text:p>time of gift)</text:p>
          </table:table-cell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8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2/01/2017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5560.0" office:value-type="float"/>
          <table:table-cell table:style-name="from_lot_note_fiat" office:value="216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6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2/2: 1.80000000 of 2.00000000 B2</text:p>
          </table:table-cell>
          <table:table-cell table:style-name="taxable_event_note_default" office:value-type="string">
            <text:p>1/3: 1.80000000 of 5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42600.0" office:value-type="float"/>
          <table:table-cell table:style-name="from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1: 3.00000000 of 3.00000000 B2</text:p>
          </table:table-cell>
          <table:table-cell table:style-name="taxable_event_note_default" office:value-type="string">
            <text:p>2/3: 3.00000000 of 5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840.0" office:value-type="float"/>
          <table:table-cell table:style-name="from_lot_note_fiat" office:value="28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2: 0.20000000 of 4.00000000 B2</text:p>
          </table:table-cell>
          <table:table-cell table:style-name="taxable_event_note_default" office:value-type="string">
            <text:p>3/3: 0.20000000 of 5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1.7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2/01/2017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5418.0" office:value-type="float"/>
          <table:table-cell table:style-name="from_lot_note_fiat" office:value="2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38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2/2: 1.79000000 of 2.00000000 B4</text:p>
          </table:table-cell>
          <table:table-cell table:style-name="taxable_event_note_default" office:value-type="string">
            <text:p>1/3: 1.79000000 of 5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42600.0" office:value-type="float"/>
          <table:table-cell table:style-name="from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1: 3.00000000 of 3.00000000 B4</text:p>
          </table:table-cell>
          <table:table-cell table:style-name="taxable_event_note_default" office:value-type="string">
            <text:p>2/3: 3.00000000 of 5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982.0" office:value-type="float"/>
          <table:table-cell table:style-name="from_lot_note_fiat" office:value="296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1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2: 0.21000000 of 4.00000000 B4</text:p>
          </table:table-cell>
          <table:table-cell table:style-name="taxable_event_note_default" office:value-type="string">
            <text:p>3/3: 0.21000000 of 5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Hard Forks" table:style-name="ta1">
        <table:table-column table:style-name="co20" table:default-cell-style-name="ce254"/>
        <table:table-column table:style-name="co21" table:default-cell-style-name="ce254"/>
        <table:table-column table:style-name="co22" table:visibility="collapse" table:default-cell-style-name="ce254"/>
        <table:table-column table:style-name="co23" table:default-cell-style-name="ce254"/>
        <table:table-column table:style-name="co13" table:visibility="collapse" table:default-cell-style-name="ce254"/>
        <table:table-column table:style-name="co24" table:visibility="collapse" table:default-cell-style-name="ce254"/>
        <table:table-column table:style-name="co25" table:visibility="collapse" table:default-cell-style-name="ce253"/>
        <table:table-column table:style-name="co26" table:visibility="collapse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visibility="collapse" table:default-cell-style-name="ce254"/>
        <table:table-column table:style-name="co29" table:visibility="collapse" table:default-cell-style-name="ce254"/>
        <table:table-column table:style-name="co30" table:visibility="collapse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Hard Forks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14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9"/>
          <table:table-cell table:style-name="ce270"/>
          <table:table-cell table:style-name="ce279"/>
          <table:table-cell table:style-name="ce278"/>
          <table:table-cell table:style-name="ce278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258"/>
          <table:table-cell table:style-name="ce278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260"/>
          <table:table-cell table:style-name="ce271" office:value-type="string" calcext:value-type="string">
            <text:p>Date acquired</text:p>
          </table:table-cell>
          <table:table-cell table:style-name="ce280"/>
          <table:table-cell table:style-name="ce288"/>
          <table:table-cell table:style-name="ce278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acquir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/>
          <table:table-cell table:style-name="ce290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HARDFORK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HARDFORK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20" table:default-cell-style-name="ce254"/>
        <table:table-column table:style-name="co21" table:default-cell-style-name="ce254"/>
        <table:table-column table:style-name="co22" table:visibility="collapse" table:default-cell-style-name="ce254"/>
        <table:table-column table:style-name="co23" table:default-cell-style-name="ce254"/>
        <table:table-column table:style-name="co13" table:visibility="collapse" table:default-cell-style-name="ce254"/>
        <table:table-column table:style-name="co24" table:visibility="collapse" table:default-cell-style-name="ce254"/>
        <table:table-column table:style-name="co25" table:visibility="collapse" table:default-cell-style-name="ce253"/>
        <table:table-column table:style-name="co26" table:visibility="collapse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visibility="collapse" table:default-cell-style-name="ce254"/>
        <table:table-column table:style-name="co29" table:visibility="collapse" table:default-cell-style-name="ce254"/>
        <table:table-column table:style-name="co30" table:visibility="collapse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Interest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14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9"/>
          <table:table-cell table:style-name="ce270"/>
          <table:table-cell table:style-name="ce279"/>
          <table:table-cell table:style-name="ce278"/>
          <table:table-cell table:style-name="ce278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258"/>
          <table:table-cell table:style-name="ce278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260"/>
          <table:table-cell table:style-name="ce271" office:value-type="string" calcext:value-type="string">
            <text:p>Date earned</text:p>
          </table:table-cell>
          <table:table-cell table:style-name="ce280"/>
          <table:table-cell table:style-name="ce288"/>
          <table:table-cell table:style-name="ce278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earn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/>
          <table:table-cell table:style-name="ce290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9" table:number-rows-spanned="1">
            <text:p>Crypto Investment Expenses</text:p>
          </table:table-cell>
          <table:covered-table-cell table:style-name="ce243"/>
          <table:covered-table-cell table:style-name="ce258"/>
          <table:covered-table-cell table:style-name="Default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transacted</text:p>
          </table:table-cell>
          <table:table-cell table:style-name="ce348" office:value-type="string" calcext:value-type="string">
            <text:p>Proceeds (price at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Transaction fee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transact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 office:value-type="string" calcext:value-type="string">
            <text:p>time of transacton)</text:p>
          </table:table-cell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1" office:value-type="float"/>
          <table:table-cell table:style-name="transparent_border_default" office:value-type="string">
            <text:p>B3</text:p>
          </table:table-cell>
          <table:table-cell table:style-name="from_lot_note_border_default" office:value-type="string">
            <text:p>01/01/2016</text:p>
          </table:table-cell>
          <table:table-cell table:style-name="taxable_event_note_border_default" office:value-type="string">
            <text:p>01/21/2016</text:p>
          </table:table-cell>
          <table:table-cell table:style-name="taxable_event_note_border_fiat" office:value="114.0" office:value-type="float"/>
          <table:table-cell table:style-name="from_lot_note_border_fiat" office:value="11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.0" office:value-type="float"/>
          <table:table-cell table:style-name="taxable_event_note_border_default" office:value-type="string">
            <text:p>INTRA / MOVE</text:p>
          </table:table-cell>
          <table:table-cell table:style-name="from_lot_note_border_default" office:value-type="string">
            <text:p>1/1: 0.01000000 of 1.00000000 B3</text:p>
          </table:table-cell>
          <table:table-cell table:style-name="taxable_event_note_border_default" office:value-type="string">
            <text:p>1/1: 0.01000000 of 0.01000000 B3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21 18:33:14.3420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1/21/2016</text:p>
          </table:table-cell>
          <table:table-cell table:style-name="taxable_event_note_fiat" office:value="114.0" office:value-type="float"/>
          <table:table-cell table:style-name="from_lot_note_fiat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2/3: 0.01000000 of 1.00000000 B4</text:p>
          </table:table-cell>
          <table:table-cell table:style-name="taxable_event_note_default" office:value-type="string">
            <text:p>1/1: 0.01000000 of 0.01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6-01-21 18:33:14.3420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Mining" table:style-name="ta1">
        <table:table-column table:style-name="co20" table:default-cell-style-name="ce254"/>
        <table:table-column table:style-name="co21" table:default-cell-style-name="ce254"/>
        <table:table-column table:style-name="co22" table:visibility="collapse" table:default-cell-style-name="ce254"/>
        <table:table-column table:style-name="co23" table:default-cell-style-name="ce254"/>
        <table:table-column table:style-name="co13" table:visibility="collapse" table:default-cell-style-name="ce254"/>
        <table:table-column table:style-name="co24" table:visibility="collapse" table:default-cell-style-name="ce254"/>
        <table:table-column table:style-name="co25" table:visibility="collapse" table:default-cell-style-name="ce253"/>
        <table:table-column table:style-name="co26" table:visibility="collapse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visibility="collapse" table:default-cell-style-name="ce254"/>
        <table:table-column table:style-name="co29" table:visibility="collapse" table:default-cell-style-name="ce254"/>
        <table:table-column table:style-name="co30" table:visibility="collapse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Mining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14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9"/>
          <table:table-cell table:style-name="ce270"/>
          <table:table-cell table:style-name="ce279"/>
          <table:table-cell table:style-name="ce278"/>
          <table:table-cell table:style-name="ce278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258"/>
          <table:table-cell table:style-name="ce278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260"/>
          <table:table-cell table:style-name="ce271" office:value-type="string" calcext:value-type="string">
            <text:p>Date earned</text:p>
          </table:table-cell>
          <table:table-cell table:style-name="ce280"/>
          <table:table-cell table:style-name="ce288"/>
          <table:table-cell table:style-name="ce278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earn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/>
          <table:table-cell table:style-name="ce290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MINING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taking" table:style-name="ta1">
        <table:table-column table:style-name="co20" table:default-cell-style-name="ce254"/>
        <table:table-column table:style-name="co21" table:default-cell-style-name="ce254"/>
        <table:table-column table:style-name="co22" table:visibility="collapse" table:default-cell-style-name="ce254"/>
        <table:table-column table:style-name="co23" table:default-cell-style-name="ce254"/>
        <table:table-column table:style-name="co13" table:visibility="collapse" table:default-cell-style-name="ce254"/>
        <table:table-column table:style-name="co24" table:visibility="collapse" table:default-cell-style-name="ce254"/>
        <table:table-column table:style-name="co25" table:visibility="collapse" table:default-cell-style-name="ce253"/>
        <table:table-column table:style-name="co26" table:visibility="collapse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visibility="collapse" table:default-cell-style-name="ce254"/>
        <table:table-column table:style-name="co29" table:visibility="collapse" table:default-cell-style-name="ce254"/>
        <table:table-column table:style-name="co30" table:visibility="collapse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Staking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14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9"/>
          <table:table-cell table:style-name="ce270"/>
          <table:table-cell table:style-name="ce279"/>
          <table:table-cell table:style-name="ce278"/>
          <table:table-cell table:style-name="ce278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258"/>
          <table:table-cell table:style-name="ce278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260"/>
          <table:table-cell table:style-name="ce271" office:value-type="string" calcext:value-type="string">
            <text:p>Date earned</text:p>
          </table:table-cell>
          <table:table-cell table:style-name="ce280"/>
          <table:table-cell table:style-name="ce288"/>
          <table:table-cell table:style-name="ce278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earn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/>
          <table:table-cell table:style-name="ce290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STAKING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Wages" table:style-name="ta1">
        <table:table-column table:style-name="co20" table:default-cell-style-name="ce254"/>
        <table:table-column table:style-name="co21" table:default-cell-style-name="ce254"/>
        <table:table-column table:style-name="co22" table:visibility="collapse" table:default-cell-style-name="ce254"/>
        <table:table-column table:style-name="co23" table:default-cell-style-name="ce254"/>
        <table:table-column table:style-name="co13" table:visibility="collapse" table:default-cell-style-name="ce254"/>
        <table:table-column table:style-name="co24" table:visibility="collapse" table:default-cell-style-name="ce254"/>
        <table:table-column table:style-name="co25" table:visibility="collapse" table:default-cell-style-name="ce253"/>
        <table:table-column table:style-name="co26" table:visibility="collapse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visibility="collapse" table:default-cell-style-name="ce254"/>
        <table:table-column table:style-name="co29" table:visibility="collapse" table:default-cell-style-name="ce254"/>
        <table:table-column table:style-name="co30" table:visibility="collapse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Wages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14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9"/>
          <table:table-cell table:style-name="ce270"/>
          <table:table-cell table:style-name="ce279"/>
          <table:table-cell table:style-name="ce278"/>
          <table:table-cell table:style-name="ce278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258"/>
          <table:table-cell table:style-name="ce278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260"/>
          <table:table-cell table:style-name="ce271" office:value-type="string" calcext:value-type="string">
            <text:p>Date earned</text:p>
          </table:table-cell>
          <table:table-cell table:style-name="ce280"/>
          <table:table-cell table:style-name="ce288"/>
          <table:table-cell table:style-name="ce278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earn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/>
          <table:table-cell table:style-name="ce290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WAGES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fiat" style:display-name="from_lot_fiat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fiat" style:display-name="from_lot_alt_fiat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fiat" style:display-name="from_lot_border_fiat" style:family="table-cell" style:parent-style-name="from_5f_lot_5f_fia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fiat" style:display-name="from_lot_alt_border_fiat" style:family="table-cell" style:parent-style-name="from_5f_lot_5f_alt_5f_fia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fiat" style:display-name="from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fiat" style:display-name="from_lot_note_border_fiat" style:family="table-cell" style:parent-style-name="from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10:48:38.388716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2-01-10T11:34:13.898319</dc:date>
    <meta:editing-duration>P1DT9H54M41S</meta:editing-duration>
    <meta:editing-cycles>98</meta:editing-cycles>
    <meta:generator>http://pypi.python.org/pypi/ezodf/0.1.0$Python3.8.10 (default, Nov 26 2021, 20:14:08) 
[GCC 9.3.0]</meta:generator>
    <meta:document-statistic meta:table-count="14" meta:cell-count="525" meta:object-count="0"/>
  </office:meta>
</office:document-meta>
</file>